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u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m2</text:p>
          </table:table-cell>
          <table:table-cell/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4.5*4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4.5*4"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7*3.2" office:value-type="float" office:value="22.4" calcext:value-type="float">
            <text:p>22.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table:formula="of:=3.14*2.3*2.3/4" office:value-type="float" office:value="4.15265" calcext:value-type="float">
            <text:p>4.15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21:38:44.223629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1:28:29.499483596</meta:creation-date>
    <dc:date>2018-03-29T21:38:56.562460797</dc:date>
    <meta:editing-duration>PT1H31M50S</meta:editing-duration>
    <meta:editing-cycles>10</meta:editing-cycles>
    <meta:generator>LibreOffice/5.1.6.2$Linux_X86_64 LibreOffice_project/10m0$Build-2</meta:generator>
    <meta:document-statistic meta:table-count="1" meta:cell-count="22" meta:object-count="0"/>
  </office:meta>
</office:document-meta>
</file>